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family="paragraph">
      <style:text-properties fo:font-weight="bold" style:font-weight-asian="bold"/>
    </style:style>
    <style:style style:name="P3" style:parent-style-name="Standard" style:family="paragraph">
      <style:text-properties fo:font-weight="bold" style:font-weight-asian="bold"/>
    </style:style>
    <style:style style:name="P4" style:parent-style-name="Standard" style:family="paragraph">
      <style:text-properties fo:font-weight="bold" style:font-weight-asian="bold"/>
    </style:style>
    <style:style style:name="P5" style:parent-style-name="Standard" style:family="paragraph">
      <style:text-properties fo:font-weight="bold" style:font-weight-asian="bold"/>
    </style:style>
    <style:style style:name="P6" style:parent-style-name="Standard" style:family="paragraph">
      <style:text-properties fo:font-weight="bold" style:font-weight-asian="bold"/>
    </style:style>
    <style:style style:name="P7" style:parent-style-name="Standard" style:family="paragraph">
      <style:text-properties fo:font-weight="bold" style:font-weight-asian="bold"/>
    </style:style>
    <style:style style:name="P8" style:parent-style-name="Standard" style:family="paragraph">
      <style:text-properties fo:font-weight="bold" style:font-weight-asian="bold"/>
    </style:style>
  </office:automatic-styles>
  <office:body>
    <office:text text:use-soft-page-breaks="true">
      <text:p text:style-name="P1">Condomínio</text:p>
      <text:p text:style-name="Standard"/>
      <text:p text:style-name="Standard"/>
      <text:p text:style-name="P2">Apartamento</text:p>
      <text:p text:style-name="Standard">id;</text:p>
      <text:p text:style-name="Standard">apartamento;</text:p>
      <text:p text:style-name="Standard">bloco;</text:p>
      <text:p text:style-name="Standard"/>
      <text:p text:style-name="P3">Proprietario</text:p>
      <text:p text:style-name="Standard">id;</text:p>
      <text:p text:style-name="Standard">nome;</text:p>
      <text:p text:style-name="Standard">telefone;</text:p>
      <text:p text:style-name="Standard">e-mail;</text:p>
      <text:p text:style-name="Standard">cpf;</text:p>
      <text:p text:style-name="Standard">is_morador</text:p>
      <text:p text:style-name="Standard"/>
      <text:p text:style-name="P4">Morador</text:p>
      <text:p text:style-name="Standard">id;</text:p>
      <text:p text:style-name="Standard">nome;</text:p>
      <text:p text:style-name="Standard">telefone;</text:p>
      <text:p text:style-name="Standard">e-mail;</text:p>
      <text:p text:style-name="Standard">cpf;</text:p>
      <text:p text:style-name="Standard">is_proprietario;</text:p>
      <text:p text:style-name="Standard"/>
      <text:p text:style-name="P5">Correio</text:p>
      <text:p text:style-name="Standard">id;</text:p>
      <text:p text:style-name="Standard">descricao;</text:p>
      <text:p text:style-name="Standard">data_recebimento;</text:p>
      <text:p text:style-name="Standard">data_retirada;</text:p>
      <text:p text:style-name="Standard">responsavel_portaria;</text:p>
      <text:p text:style-name="Standard"/>
      <text:p text:style-name="P6">Automovel</text:p>
      <text:p text:style-name="Standard">id;</text:p>
      <text:p text:style-name="Standard">tipo;</text:p>
      <text:p text:style-name="Standard">marca;</text:p>
      <text:p text:style-name="Standard">modelo;</text:p>
      <text:p text:style-name="Standard">cor;</text:p>
      <text:p text:style-name="Standard">placa;</text:p>
      <text:p text:style-name="Standard">morador;</text:p>
      <text:p text:style-name="Standard"/>
      <text:p text:style-name="P7">Visitante</text:p>
      <text:p text:style-name="Standard">id;</text:p>
      <text:p text:style-name="Standard">nome;</text:p>
      <text:p text:style-name="Standard">cpf;</text:p>
      <text:p text:style-name="Standard">rg;</text:p>
      <text:p text:style-name="Standard">bloco;</text:p>
      <text:p text:style-name="Standard">apartamento;</text:p>
      <text:p text:style-name="Standard"/>
      <text:p text:style-name="P8">Portaria</text:p>
      <text:p text:style-name="Standard">id;</text:p>
      <text:p text:style-name="Standard">mensagem;</text:p>
      <text:p text:style-name="Standard">data;</text:p>
      <text:soft-page-break/>
      <text:p text:style-name="Standard">valido;</text:p>
      <text:p text:style-name="Standard"/>
      <text:p text:style-name="Standard">Bicicleta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duardo Monteiro de Andrade</dc:creator>
    <meta:creation-date>2021-03-26T15:36:00Z</meta:creation-date>
    <dc:date>2022-06-21T23:18:00Z</dc:date>
    <meta:template xlink:href="Normal" xlink:type="simple"/>
    <meta:editing-cycles>8</meta:editing-cycles>
    <meta:editing-duration>PT2220S</meta:editing-duration>
    <meta:document-statistic meta:page-count="2" meta:paragraph-count="1" meta:word-count="62" meta:character-count="402" meta:row-count="2" meta:non-whitespace-character-count="341"/>
  </office:meta>
</office:document-meta>
</file>